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office:value-type="string" calcext:value-type="string">
            <text:p>+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2:21:09.76546584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5T12:21:37.426069170</dc:date>
    <meta:editing-duration>PT21H15M25S</meta:editing-duration>
    <meta:editing-cycles>214</meta:editing-cycles>
    <meta:document-statistic meta:table-count="1" meta:cell-count="96" meta:object-count="0"/>
    <meta:user-defined meta:name=""/>
    <meta:user-defined meta:name="qrichtext">1</meta:user-defined>
  </office:meta>
</office:document-meta>
</file>